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5%" draw:fill-image-width="0cm" draw:fill-image-height="0cm" draw:textarea-horizontal-align="justify" draw:textarea-vertical-align="middle" draw:auto-grow-height="false" fo:min-height="0.47cm" fo:min-width="1.542cm" draw:shadow-opacity="25%"/>
    </style:style>
    <style:style style:name="gr2" style:family="graphic" style:parent-style-name="objectwithoutfill">
      <style:graphic-properties draw:marker-end="Arrow" draw:marker-end-width="0.203cm" draw:fill="none" draw:opacity="25%" draw:fill-image-width="0cm" draw:fill-image-height="0cm" draw:textarea-vertical-align="middle" draw:shadow-opacity="25%"/>
    </style:style>
    <style:style style:name="gr3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731cm" fo:min-width="3.648cm" draw:shadow-opacity="25%"/>
    </style:style>
    <style:style style:name="gr4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949cm" fo:min-width="2.805cm" draw:shadow-opacity="25%"/>
    </style:style>
    <style:style style:name="gr5" style:family="graphic" style:parent-style-name="objectwithoutfill">
      <style:graphic-properties draw:stroke="solid" draw:marker-end="Arrow" draw:marker-end-width="0.203cm" draw:fill="none" draw:fill-color="#729fcf" draw:opacity="25%" draw:fill-image-width="0cm" draw:fill-image-height="0cm" draw:textarea-vertical-align="middle" draw:shadow-opacity="25%"/>
    </style:style>
    <style:style style:name="gr6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83cm" fo:min-width="1.003cm" fo:padding-left="0.102cm" fo:padding-right="0.102cm" draw:shadow-opacity="25%"/>
    </style:style>
    <style:style style:name="gr7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1.167cm" fo:min-width="2.896cm" draw:shadow-opacity="25%"/>
    </style:style>
    <style:style style:name="gr8" style:family="graphic" style:parent-style-name="objectwithoutfill">
      <style:graphic-properties draw:stroke="solid" draw:marker-end="Arrow" draw:marker-end-width="0.203cm" draw:fill="none" draw:fill-color="#729fcf" draw:opacity="25%" draw:fill-image-width="0cm" draw:fill-image-height="0cm" draw:textarea-vertical-align="middle" draw:shadow-opacity="25%"/>
    </style:style>
    <style:style style:name="gr9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894cm" fo:min-width="1.054cm" fo:padding-left="0.102cm" fo:padding-right="0.102cm" draw:shadow-opacity="25%"/>
    </style:style>
    <style:style style:name="gr10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0.783cm" fo:min-width="2.843cm" draw:shadow-opacity="25%"/>
    </style:style>
    <style:style style:name="gr11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1.167cm" fo:min-width="2.769cm" draw:shadow-opacity="25%"/>
    </style:style>
    <style:style style:name="gr12" style:family="graphic" style:parent-style-name="textbody">
      <style:graphic-properties draw:stroke="solid" draw:fill="solid" draw:fill-color="#729fcf" draw:opacity="25%" draw:fill-image-width="0cm" draw:fill-image-height="0cm" draw:textarea-horizontal-align="justify" draw:textarea-vertical-align="middle" draw:auto-grow-height="false" fo:min-height="2.364cm" fo:min-width="6.379cm" draw:shadow-opacity="25%"/>
    </style:style>
    <style:style style:name="gr13" style:family="graphic" style:parent-style-name="textbody">
      <style:graphic-properties draw:stroke="none" svg:stroke-color="#000000" draw:fill="none" draw:fill-color="#ffffff" draw:opacity="25%" draw:fill-image-width="0cm" draw:fill-image-height="0cm" draw:shadow-opacity="25%"/>
    </style:style>
    <style:style style:name="gr14" style:family="graphic" style:parent-style-name="textbody">
      <style:graphic-properties draw:stroke="none" svg:stroke-color="#000000" draw:fill="none" draw:fill-color="#ffffff" draw:opacity="25%" draw:fill-image-width="0cm" draw:fill-image-height="0cm" draw:textarea-horizontal-align="left" draw:auto-grow-height="true" draw:auto-grow-width="true" fo:min-height="0cm" fo:min-width="0cm" draw:shadow-opacity="25%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1.016cm" svg:x="2.27cm" svg:y="1.63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3.54cm" svg:y1="2.651cm" svg:x2="3.513cm" svg:y2="3.675cm" draw:start-shape="id1" draw:start-glue-point="8" draw:end-shape="id2" svg:d="M3540 2651v512h-27v512" svg:viewBox="0 0 28 1025">
          <text:p/>
        </draw:connector>
        <draw:custom-shape draw:style-name="gr3" draw:text-style-name="P2" xml:id="id2" draw:id="id2" draw:layer="layout" svg:width="4.064cm" svg:height="1.143cm" svg:x="1.481cm" svg:y="3.675cm">
          <text:p text:style-name="P2">Gantry moves to start</text:p>
          <text:p text:style-name="P2">position for scanning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257cm" svg:height="1.397cm" svg:x="1.916cm" svg:y="5.896cm">
          <text:p text:style-name="P2">Gantry moves</text:p>
          <text:p text:style-name="P2">down y axis 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line-skew="-0.054cm" svg:x1="3.513cm" svg:y1="4.818cm" svg:x2="3.544cm" svg:y2="5.896cm" draw:start-shape="id2" draw:start-glue-point="2" draw:end-shape="id3" svg:d="M3513 4818v485h31v593" svg:viewBox="0 0 32 1079">
          <text:p/>
        </draw:connector>
        <draw:custom-shape draw:style-name="gr6" draw:text-style-name="P2" xml:id="id4" draw:id="id4" draw:layer="layout" svg:width="2.413cm" svg:height="2.159cm" svg:x="2.397cm" svg:y="8.163cm">
          <text:p text:style-name="P2">Part</text:p>
          <text:p text:style-name="P2">detect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3.544cm" svg:y1="7.293cm" svg:x2="3.604cm" svg:y2="8.163cm" draw:start-shape="id3" draw:start-glue-point="2" draw:end-shape="id4" draw:end-glue-point="4" svg:d="M3544 7293v435h60v435" svg:viewBox="0 0 61 871">
          <text:p/>
        </draw:connector>
        <draw:custom-shape draw:style-name="gr7" draw:text-style-name="P2" xml:id="id5" draw:id="id5" draw:layer="layout" svg:width="3.384cm" svg:height="1.651cm" svg:x="1.889cm" svg:y="11.265cm">
          <text:p text:style-name="P2">Gantry moves</text:p>
          <text:p text:style-name="P2">to nearest part 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4.81cm" svg:y1="9.243cm" svg:x2="5.173cm" svg:y2="6.594cm" draw:start-shape="id4" draw:start-glue-point="7" draw:end-shape="id3" draw:end-glue-point="1" svg:d="M4810 9243h864v-2649h-501" svg:viewBox="0 0 865 2650">
          <text:p text:style-name="P2"><text:span text:style-name="T1">NO</text:span></text:p>
        </draw:connector>
        <draw:connector draw:style-name="gr8" draw:text-style-name="P2" draw:layer="layout" svg:x1="3.604cm" svg:y1="10.322cm" svg:x2="3.581cm" svg:y2="11.265cm" draw:start-shape="id4" draw:start-glue-point="6" draw:end-shape="id5" draw:end-glue-point="0" svg:d="M3604 10322v471h-23v472" svg:viewBox="0 0 24 944">
          <text:p text:style-name="P2"><text:span text:style-name="T1"><text:s text:c="4"/></text:span><text:span text:style-name="T1"><text:tab/></text:span><text:span text:style-name="T1">YES</text:span></text:p>
        </draw:connector>
        <draw:custom-shape draw:style-name="gr9" draw:text-style-name="P2" xml:id="id6" draw:id="id6" draw:layer="layout" svg:width="2.515cm" svg:height="2.286cm" draw:transform="skewX (-0.0108210413623648) translate (2.397cm 13.613cm)">
          <text:p text:style-name="P2">Part</text:p>
          <text:p text:style-name="P2">recogniz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3.581cm" svg:y1="12.916cm" svg:x2="3.655cm" svg:y2="13.613cm" draw:start-shape="id5" draw:start-glue-point="2" draw:end-shape="id6" draw:end-glue-point="4" svg:d="M3581 12916v349h74v348" svg:viewBox="0 0 75 698">
          <text:p/>
        </draw:connector>
        <draw:custom-shape draw:style-name="gr10" draw:text-style-name="P2" xml:id="id8" draw:id="id8" draw:layer="layout" svg:width="3.267cm" svg:height="1.203cm" svg:x="6.17cm" svg:y="14.145cm">
          <text:p text:style-name="P2">Gantry puts part in</text:p>
          <text:p text:style-name="P2">Unrecognized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7" draw:id="id7" draw:layer="layout" svg:width="3.257cm" svg:height="1.651cm" svg:x="2.016cm" svg:y="16.923cm">
          <text:p text:style-name="P2">Gantry puts part in</text:p>
          <text:p text:style-name="P2">category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svg:x1="3.679cm" svg:y1="15.899cm" svg:x2="3.644cm" svg:y2="16.923cm" draw:start-shape="id6" draw:start-glue-point="6" draw:end-shape="id7" draw:end-glue-point="0" svg:d="M3679 15899v512h-35v512" svg:viewBox="0 0 36 1025">
          <text:p text:style-name="P2"><text:span text:style-name="T1"><text:tab/></text:span><text:span text:style-name="T1">YES</text:span></text:p>
        </draw:connector>
        <draw:connector draw:style-name="gr8" draw:text-style-name="P2" draw:layer="layout" svg:x1="4.925cm" svg:y1="14.756cm" svg:x2="6.17cm" svg:y2="14.746cm" draw:start-shape="id6" draw:start-glue-point="7" draw:end-shape="id8" draw:end-glue-point="3" svg:d="M4925 14756h628v-10h617" svg:viewBox="0 0 1246 11">
          <text:p text:style-name="P2"><text:span text:style-name="T1"/></text:p>
          <text:p text:style-name="P2"><text:span text:style-name="T1">NO</text:span></text:p>
        </draw:connector>
        <draw:custom-shape draw:style-name="gr12" draw:text-style-name="P2" draw:layer="layout" svg:width="7.067cm" svg:height="3.048cm" svg:x="30.509cm" svg:y="30.592cm">
          <text:p text:style-name="P2">Gantry puts part in</text:p>
          <text:p text:style-name="P2">Unrecognized bin</text:p>
          <draw:enhanced-geometry svg:viewBox="0 0 21600 21600" draw:path-stretchpoint-x="10800" draw:path-stretchpoint-y="10800" draw:text-areas="?f3 ?f4 ?f5 ?f6" draw:type="round-rectangle" draw:modifiers="5254.054054054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19.336cm" svg:height="0.635cm" svg:x="1.254cm" svg:y="26.146cm">
          <draw:text-box>
            <text:p text:style-name="P2">Rev 1.0 3/5/2017</text:p>
          </draw:text-box>
        </draw:frame>
        <draw:frame draw:style-name="gr14" draw:layer="layout" svg:width="3.774cm" svg:height="0.725cm" svg:x="9.382cm" svg:y="1.164cm">
          <draw:text-box>
            <text:p><text:span text:style-name="T2">Small Part Sorting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127cm" fo:padding-right="0.127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marker-end-width="0.203cm" draw:fill="none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padding-left="0.127cm" fo:padding-right="0.127cm"/>
    </style:style>
    <style:style style:name="textbody" style:family="graphic" style:parent-style-name="standard">
      <style:graphic-properties draw:stroke="none" draw:fill="none" fo:padding-left="0.127cm" fo:padding-right="0.127cm" fo:wrap-option="no-wrap"/>
      <style:text-properties fo:font-size="10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bayliss </meta:initial-creator>
    <meta:creation-date>2017-03-05T07:55:45.706766858</meta:creation-date>
    <dc:date>2017-03-05T09:00:19.265508975</dc:date>
    <dc:creator>bbayliss </dc:creator>
    <meta:editing-duration>PT33M12S</meta:editing-duration>
    <meta:editing-cycles>6</meta:editing-cycles>
    <meta:generator>LibreOffice/4.3.3.2$Linux_X86_64 LibreOffice_project/430m0$Build-2</meta:generator>
    <meta:document-statistic meta:object-count="1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draft" VL:creator="bbayliss " dc:date-time="2017-03-05T08:46:16"/>
</VL:version-list>
</file>